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rsid="001987b2" officeooo:paragraph-rsid="001987b2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987b2" officeooo:paragraph-rsid="001987b2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ilding a <text:s/>REST API in Go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4:03:11.585022122</meta:creation-date>
    <dc:date>2019-08-31T14:12:53.825033795</dc:date>
    <meta:editing-duration>PT9M42S</meta:editing-duration>
    <meta:editing-cycles>1</meta:editing-cycles>
    <meta:document-statistic meta:table-count="0" meta:image-count="0" meta:object-count="0" meta:page-count="1" meta:paragraph-count="1" meta:word-count="6" meta:character-count="26" meta:non-whitespace-character-count="20"/>
    <meta:generator>LibreOffice/5.2.7.2$Linux_X86_64 LibreOffice_project/20m0$Build-2</meta:generator>
  </office:meta>
</office:document-meta>
</file>